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7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2825" calcext:value-type="float">
            <text:p>0.0242825</text:p>
          </table:table-cell>
          <table:table-cell office:value-type="string" calcext:value-type="string">
            <text:p>e_t_SUMME:</text:p>
          </table:table-cell>
          <table:table-cell office:value-type="float" office:value="0.575718" calcext:value-type="float">
            <text:p>0.575718</text:p>
          </table:table-cell>
          <table:table-cell office:value-type="string" calcext:value-type="string">
            <text:p>e_t:</text:p>
          </table:table-cell>
          <table:table-cell office:value-type="float" office:value="0.575718" calcext:value-type="float">
            <text:p>0.575718</text:p>
          </table:table-cell>
          <table:table-cell office:value-type="string" calcext:value-type="string">
            <text:p>y_t:</text:p>
          </table:table-cell>
          <table:table-cell office:value-type="float" office:value="-10.6286" calcext:value-type="float">
            <text:p>-10.6286</text:p>
          </table:table-cell>
          <table:table-cell office:value-type="string" calcext:value-type="string">
            <text:p>P:</text:p>
          </table:table-cell>
          <table:table-cell office:value-type="float" office:value="-2.87859" calcext:value-type="float">
            <text:p>-2.87859</text:p>
          </table:table-cell>
          <table:table-cell office:value-type="string" calcext:value-type="string">
            <text:p>I:</text:p>
          </table:table-cell>
          <table:table-cell office:value-type="float" office:value="-7.75006" calcext:value-type="float">
            <text:p>-7.7500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17245" calcext:value-type="float">
            <text:p>-0.00217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242825" calcext:value-type="float">
            <text:p>0.024282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56035E-018" calcext:value-type="float">
            <text:p>2.56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58" calcext:value-type="float">
            <text:p>0.336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86732" calcext:value-type="float">
            <text:p>0.286732</text:p>
          </table:table-cell>
          <table:table-cell office:value-type="string" calcext:value-type="string">
            <text:p>e_t_SUMME:</text:p>
          </table:table-cell>
          <table:table-cell office:value-type="float" office:value="0.888986" calcext:value-type="float">
            <text:p>0.888986</text:p>
          </table:table-cell>
          <table:table-cell office:value-type="string" calcext:value-type="string">
            <text:p>e_t:</text:p>
          </table:table-cell>
          <table:table-cell office:value-type="float" office:value="0.313268" calcext:value-type="float">
            <text:p>0.313268</text:p>
          </table:table-cell>
          <table:table-cell office:value-type="string" calcext:value-type="string">
            <text:p>y_t:</text:p>
          </table:table-cell>
          <table:table-cell office:value-type="float" office:value="-13.5335" calcext:value-type="float">
            <text:p>-13.5335</text:p>
          </table:table-cell>
          <table:table-cell office:value-type="string" calcext:value-type="string">
            <text:p>P:</text:p>
          </table:table-cell>
          <table:table-cell office:value-type="float" office:value="-1.56634" calcext:value-type="float">
            <text:p>-1.56634</text:p>
          </table:table-cell>
          <table:table-cell office:value-type="string" calcext:value-type="string">
            <text:p>I:</text:p>
          </table:table-cell>
          <table:table-cell office:value-type="float" office:value="-11.9671" calcext:value-type="float">
            <text:p>-11.967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414868" calcext:value-type="float">
            <text:p>-0.04148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86732" calcext:value-type="float">
            <text:p>0.28673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65917E-018" calcext:value-type="float">
            <text:p>2.659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3835" calcext:value-type="float">
            <text:p>0.6738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68804" calcext:value-type="float">
            <text:p>0.268804</text:p>
          </table:table-cell>
          <table:table-cell office:value-type="string" calcext:value-type="string">
            <text:p>e_t_SUMME:</text:p>
          </table:table-cell>
          <table:table-cell office:value-type="float" office:value="1.22018" calcext:value-type="float">
            <text:p>1.22018</text:p>
          </table:table-cell>
          <table:table-cell office:value-type="string" calcext:value-type="string">
            <text:p>e_t:</text:p>
          </table:table-cell>
          <table:table-cell office:value-type="float" office:value="0.331196" calcext:value-type="float">
            <text:p>0.331196</text:p>
          </table:table-cell>
          <table:table-cell office:value-type="string" calcext:value-type="string">
            <text:p>y_t:</text:p>
          </table:table-cell>
          <table:table-cell office:value-type="float" office:value="-18.0815" calcext:value-type="float">
            <text:p>-18.0815</text:p>
          </table:table-cell>
          <table:table-cell office:value-type="string" calcext:value-type="string">
            <text:p>P:</text:p>
          </table:table-cell>
          <table:table-cell office:value-type="float" office:value="-1.65598" calcext:value-type="float">
            <text:p>-1.65598</text:p>
          </table:table-cell>
          <table:table-cell office:value-type="string" calcext:value-type="string">
            <text:p>I:</text:p>
          </table:table-cell>
          <table:table-cell office:value-type="float" office:value="-16.4256" calcext:value-type="float">
            <text:p>-16.425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70738" calcext:value-type="float">
            <text:p>0.1707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68804" calcext:value-type="float">
            <text:p>0.2688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77716E-018" calcext:value-type="float">
            <text:p>2.777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23" calcext:value-type="float">
            <text:p>1.0102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77075" calcext:value-type="float">
            <text:p>0.377075</text:p>
          </table:table-cell>
          <table:table-cell office:value-type="string" calcext:value-type="string">
            <text:p>e_t_SUMME:</text:p>
          </table:table-cell>
          <table:table-cell office:value-type="float" office:value="1.44311" calcext:value-type="float">
            <text:p>1.44311</text:p>
          </table:table-cell>
          <table:table-cell office:value-type="string" calcext:value-type="string">
            <text:p>e_t:</text:p>
          </table:table-cell>
          <table:table-cell office:value-type="float" office:value="0.222925" calcext:value-type="float">
            <text:p>0.222925</text:p>
          </table:table-cell>
          <table:table-cell office:value-type="string" calcext:value-type="string">
            <text:p>y_t:</text:p>
          </table:table-cell>
          <table:table-cell office:value-type="float" office:value="-20.5411" calcext:value-type="float">
            <text:p>-20.5411</text:p>
          </table:table-cell>
          <table:table-cell office:value-type="string" calcext:value-type="string">
            <text:p>P:</text:p>
          </table:table-cell>
          <table:table-cell office:value-type="float" office:value="-1.11463" calcext:value-type="float">
            <text:p>-1.11463</text:p>
          </table:table-cell>
          <table:table-cell office:value-type="string" calcext:value-type="string">
            <text:p>I:</text:p>
          </table:table-cell>
          <table:table-cell office:value-type="float" office:value="-19.4265" calcext:value-type="float">
            <text:p>-19.426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57303" calcext:value-type="float">
            <text:p>0.1573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77075" calcext:value-type="float">
            <text:p>0.37707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7665E-018" calcext:value-type="float">
            <text:p>3.0766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635" calcext:value-type="float">
            <text:p>1.346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03366" calcext:value-type="float">
            <text:p>0.303366</text:p>
          </table:table-cell>
          <table:table-cell office:value-type="string" calcext:value-type="string">
            <text:p>e_t_SUMME:</text:p>
          </table:table-cell>
          <table:table-cell office:value-type="float" office:value="1.73974" calcext:value-type="float">
            <text:p>1.73974</text:p>
          </table:table-cell>
          <table:table-cell office:value-type="string" calcext:value-type="string">
            <text:p>e_t:</text:p>
          </table:table-cell>
          <table:table-cell office:value-type="float" office:value="0.296634" calcext:value-type="float">
            <text:p>0.296634</text:p>
          </table:table-cell>
          <table:table-cell office:value-type="string" calcext:value-type="string">
            <text:p>y_t:</text:p>
          </table:table-cell>
          <table:table-cell office:value-type="float" office:value="-24.9028" calcext:value-type="float">
            <text:p>-24.9028</text:p>
          </table:table-cell>
          <table:table-cell office:value-type="string" calcext:value-type="string">
            <text:p>P:</text:p>
          </table:table-cell>
          <table:table-cell office:value-type="float" office:value="-1.48317" calcext:value-type="float">
            <text:p>-1.48317</text:p>
          </table:table-cell>
          <table:table-cell office:value-type="string" calcext:value-type="string">
            <text:p>I:</text:p>
          </table:table-cell>
          <table:table-cell office:value-type="float" office:value="-23.4196" calcext:value-type="float">
            <text:p>-23.419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99931" calcext:value-type="float">
            <text:p>0.2999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3366" calcext:value-type="float">
            <text:p>0.30336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3349E-018" calcext:value-type="float">
            <text:p>3.0334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289" calcext:value-type="float">
            <text:p>1.682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05662" calcext:value-type="float">
            <text:p>0.405662</text:p>
          </table:table-cell>
          <table:table-cell office:value-type="string" calcext:value-type="string">
            <text:p>e_t_SUMME:</text:p>
          </table:table-cell>
          <table:table-cell office:value-type="float" office:value="1.93408" calcext:value-type="float">
            <text:p>1.93408</text:p>
          </table:table-cell>
          <table:table-cell office:value-type="string" calcext:value-type="string">
            <text:p>e_t:</text:p>
          </table:table-cell>
          <table:table-cell office:value-type="float" office:value="0.194338" calcext:value-type="float">
            <text:p>0.194338</text:p>
          </table:table-cell>
          <table:table-cell office:value-type="string" calcext:value-type="string">
            <text:p>y_t:</text:p>
          </table:table-cell>
          <table:table-cell office:value-type="float" office:value="-27.0074" calcext:value-type="float">
            <text:p>-27.0074</text:p>
          </table:table-cell>
          <table:table-cell office:value-type="string" calcext:value-type="string">
            <text:p>P:</text:p>
          </table:table-cell>
          <table:table-cell office:value-type="float" office:value="-0.971688" calcext:value-type="float">
            <text:p>-0.971688</text:p>
          </table:table-cell>
          <table:table-cell office:value-type="string" calcext:value-type="string">
            <text:p>I:</text:p>
          </table:table-cell>
          <table:table-cell office:value-type="float" office:value="-26.0357" calcext:value-type="float">
            <text:p>-26.035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10162" calcext:value-type="float">
            <text:p>0.3101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05662" calcext:value-type="float">
            <text:p>0.4056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3701E-018" calcext:value-type="float">
            <text:p>3.337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203" calcext:value-type="float">
            <text:p>2.02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0574" calcext:value-type="float">
            <text:p>0.30574</text:p>
          </table:table-cell>
          <table:table-cell office:value-type="string" calcext:value-type="string">
            <text:p>e_t_SUMME:</text:p>
          </table:table-cell>
          <table:table-cell office:value-type="float" office:value="2.22834" calcext:value-type="float">
            <text:p>2.22834</text:p>
          </table:table-cell>
          <table:table-cell office:value-type="string" calcext:value-type="string">
            <text:p>e_t:</text:p>
          </table:table-cell>
          <table:table-cell office:value-type="float" office:value="0.29426" calcext:value-type="float">
            <text:p>0.29426</text:p>
          </table:table-cell>
          <table:table-cell office:value-type="string" calcext:value-type="string">
            <text:p>y_t:</text:p>
          </table:table-cell>
          <table:table-cell office:value-type="float" office:value="-31.4682" calcext:value-type="float">
            <text:p>-31.4682</text:p>
          </table:table-cell>
          <table:table-cell office:value-type="string" calcext:value-type="string">
            <text:p>P:</text:p>
          </table:table-cell>
          <table:table-cell office:value-type="float" office:value="-1.4713" calcext:value-type="float">
            <text:p>-1.4713</text:p>
          </table:table-cell>
          <table:table-cell office:value-type="string" calcext:value-type="string">
            <text:p>I:</text:p>
          </table:table-cell>
          <table:table-cell office:value-type="float" office:value="-29.9969" calcext:value-type="float">
            <text:p>-29.99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4295" calcext:value-type="float">
            <text:p>0.442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574" calcext:value-type="float">
            <text:p>0.305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27E-018" calcext:value-type="float">
            <text:p>3.2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606" calcext:value-type="float">
            <text:p>2.356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6108" calcext:value-type="float">
            <text:p>0.456108</text:p>
          </table:table-cell>
          <table:table-cell office:value-type="string" calcext:value-type="string">
            <text:p>e_t_SUMME:</text:p>
          </table:table-cell>
          <table:table-cell office:value-type="float" office:value="2.37223" calcext:value-type="float">
            <text:p>2.37223</text:p>
          </table:table-cell>
          <table:table-cell office:value-type="string" calcext:value-type="string">
            <text:p>e_t:</text:p>
          </table:table-cell>
          <table:table-cell office:value-type="float" office:value="0.143892" calcext:value-type="float">
            <text:p>0.143892</text:p>
          </table:table-cell>
          <table:table-cell office:value-type="string" calcext:value-type="string">
            <text:p>y_t:</text:p>
          </table:table-cell>
          <table:table-cell office:value-type="float" office:value="-32.6534" calcext:value-type="float">
            <text:p>-32.6534</text:p>
          </table:table-cell>
          <table:table-cell office:value-type="string" calcext:value-type="string">
            <text:p>P:</text:p>
          </table:table-cell>
          <table:table-cell office:value-type="float" office:value="-0.719462" calcext:value-type="float">
            <text:p>-0.719462</text:p>
          </table:table-cell>
          <table:table-cell office:value-type="string" calcext:value-type="string">
            <text:p>I:</text:p>
          </table:table-cell>
          <table:table-cell office:value-type="float" office:value="-31.9339" calcext:value-type="float">
            <text:p>-31.933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52779" calcext:value-type="float">
            <text:p>0.4527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108" calcext:value-type="float">
            <text:p>0.45610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716E-018" calcext:value-type="float">
            <text:p>3.677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315" calcext:value-type="float">
            <text:p>2.6931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99062" calcext:value-type="float">
            <text:p>0.299062</text:p>
          </table:table-cell>
          <table:table-cell office:value-type="string" calcext:value-type="string">
            <text:p>e_t_SUMME:</text:p>
          </table:table-cell>
          <table:table-cell office:value-type="float" office:value="2.67317" calcext:value-type="float">
            <text:p>2.67317</text:p>
          </table:table-cell>
          <table:table-cell office:value-type="string" calcext:value-type="string">
            <text:p>e_t:</text:p>
          </table:table-cell>
          <table:table-cell office:value-type="float" office:value="0.300938" calcext:value-type="float">
            <text:p>0.300938</text:p>
          </table:table-cell>
          <table:table-cell office:value-type="string" calcext:value-type="string">
            <text:p>y_t:</text:p>
          </table:table-cell>
          <table:table-cell office:value-type="float" office:value="-37.4897" calcext:value-type="float">
            <text:p>-37.4897</text:p>
          </table:table-cell>
          <table:table-cell office:value-type="string" calcext:value-type="string">
            <text:p>P:</text:p>
          </table:table-cell>
          <table:table-cell office:value-type="float" office:value="-1.50469" calcext:value-type="float">
            <text:p>-1.50469</text:p>
          </table:table-cell>
          <table:table-cell office:value-type="string" calcext:value-type="string">
            <text:p>I:</text:p>
          </table:table-cell>
          <table:table-cell office:value-type="float" office:value="-35.985" calcext:value-type="float">
            <text:p>-35.98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8454" calcext:value-type="float">
            <text:p>0.58845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99062" calcext:value-type="float">
            <text:p>0.2990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269E-018" calcext:value-type="float">
            <text:p>3.532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58" calcext:value-type="float">
            <text:p>3.029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82819" calcext:value-type="float">
            <text:p>0.482819</text:p>
          </table:table-cell>
          <table:table-cell office:value-type="string" calcext:value-type="string">
            <text:p>e_t_SUMME:</text:p>
          </table:table-cell>
          <table:table-cell office:value-type="float" office:value="2.79035" calcext:value-type="float">
            <text:p>2.79035</text:p>
          </table:table-cell>
          <table:table-cell office:value-type="string" calcext:value-type="string">
            <text:p>e_t:</text:p>
          </table:table-cell>
          <table:table-cell office:value-type="float" office:value="0.117181" calcext:value-type="float">
            <text:p>0.117181</text:p>
          </table:table-cell>
          <table:table-cell office:value-type="string" calcext:value-type="string">
            <text:p>y_t:</text:p>
          </table:table-cell>
          <table:table-cell office:value-type="float" office:value="-38.1484" calcext:value-type="float">
            <text:p>-38.1484</text:p>
          </table:table-cell>
          <table:table-cell office:value-type="string" calcext:value-type="string">
            <text:p>P:</text:p>
          </table:table-cell>
          <table:table-cell office:value-type="float" office:value="-0.585903" calcext:value-type="float">
            <text:p>-0.585903</text:p>
          </table:table-cell>
          <table:table-cell office:value-type="string" calcext:value-type="string">
            <text:p>I:</text:p>
          </table:table-cell>
          <table:table-cell office:value-type="float" office:value="-37.5625" calcext:value-type="float">
            <text:p>-37.562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8483" calcext:value-type="float">
            <text:p>0.5884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82819" calcext:value-type="float">
            <text:p>0.48281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256E-018" calcext:value-type="float">
            <text:p>3.512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541" calcext:value-type="float">
            <text:p>3.3654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41806" calcext:value-type="float">
            <text:p>0.341806</text:p>
          </table:table-cell>
          <table:table-cell office:value-type="string" calcext:value-type="string">
            <text:p>e_t_SUMME:</text:p>
          </table:table-cell>
          <table:table-cell office:value-type="float" office:value="3.04854" calcext:value-type="float">
            <text:p>3.04854</text:p>
          </table:table-cell>
          <table:table-cell office:value-type="string" calcext:value-type="string">
            <text:p>e_t:</text:p>
          </table:table-cell>
          <table:table-cell office:value-type="float" office:value="0.258194" calcext:value-type="float">
            <text:p>0.258194</text:p>
          </table:table-cell>
          <table:table-cell office:value-type="string" calcext:value-type="string">
            <text:p>y_t:</text:p>
          </table:table-cell>
          <table:table-cell office:value-type="float" office:value="-42.3291" calcext:value-type="float">
            <text:p>-42.3291</text:p>
          </table:table-cell>
          <table:table-cell office:value-type="string" calcext:value-type="string">
            <text:p>P:</text:p>
          </table:table-cell>
          <table:table-cell office:value-type="float" office:value="-1.29097" calcext:value-type="float">
            <text:p>-1.29097</text:p>
          </table:table-cell>
          <table:table-cell office:value-type="string" calcext:value-type="string">
            <text:p>I:</text:p>
          </table:table-cell>
          <table:table-cell office:value-type="float" office:value="-41.0382" calcext:value-type="float">
            <text:p>-41.038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792" calcext:value-type="float">
            <text:p>0.6947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41806" calcext:value-type="float">
            <text:p>0.34180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793E-018" calcext:value-type="float">
            <text:p>3.617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47" calcext:value-type="float">
            <text:p>3.702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6106" calcext:value-type="float">
            <text:p>0.456106</text:p>
          </table:table-cell>
          <table:table-cell office:value-type="string" calcext:value-type="string">
            <text:p>e_t_SUMME:</text:p>
          </table:table-cell>
          <table:table-cell office:value-type="float" office:value="3.19244" calcext:value-type="float">
            <text:p>3.19244</text:p>
          </table:table-cell>
          <table:table-cell office:value-type="string" calcext:value-type="string">
            <text:p>e_t:</text:p>
          </table:table-cell>
          <table:table-cell office:value-type="float" office:value="0.143894" calcext:value-type="float">
            <text:p>0.143894</text:p>
          </table:table-cell>
          <table:table-cell office:value-type="string" calcext:value-type="string">
            <text:p>y_t:</text:p>
          </table:table-cell>
          <table:table-cell office:value-type="float" office:value="-43.6947" calcext:value-type="float">
            <text:p>-43.6947</text:p>
          </table:table-cell>
          <table:table-cell office:value-type="string" calcext:value-type="string">
            <text:p>P:</text:p>
          </table:table-cell>
          <table:table-cell office:value-type="float" office:value="-0.719471" calcext:value-type="float">
            <text:p>-0.719471</text:p>
          </table:table-cell>
          <table:table-cell office:value-type="string" calcext:value-type="string">
            <text:p>I:</text:p>
          </table:table-cell>
          <table:table-cell office:value-type="float" office:value="-42.9752" calcext:value-type="float">
            <text:p>-42.97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63065" calcext:value-type="float">
            <text:p>0.6630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106" calcext:value-type="float">
            <text:p>0.45610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167E-018" calcext:value-type="float">
            <text:p>3.541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48" calcext:value-type="float">
            <text:p>4.038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04274" calcext:value-type="float">
            <text:p>0.404274</text:p>
          </table:table-cell>
          <table:table-cell office:value-type="string" calcext:value-type="string">
            <text:p>e_t_SUMME:</text:p>
          </table:table-cell>
          <table:table-cell office:value-type="float" office:value="3.38816" calcext:value-type="float">
            <text:p>3.38816</text:p>
          </table:table-cell>
          <table:table-cell office:value-type="string" calcext:value-type="string">
            <text:p>e_t:</text:p>
          </table:table-cell>
          <table:table-cell office:value-type="float" office:value="0.195726" calcext:value-type="float">
            <text:p>0.195726</text:p>
          </table:table-cell>
          <table:table-cell office:value-type="string" calcext:value-type="string">
            <text:p>y_t:</text:p>
          </table:table-cell>
          <table:table-cell office:value-type="float" office:value="-46.5886" calcext:value-type="float">
            <text:p>-46.5886</text:p>
          </table:table-cell>
          <table:table-cell office:value-type="string" calcext:value-type="string">
            <text:p>P:</text:p>
          </table:table-cell>
          <table:table-cell office:value-type="float" office:value="-0.978631" calcext:value-type="float">
            <text:p>-0.978631</text:p>
          </table:table-cell>
          <table:table-cell office:value-type="string" calcext:value-type="string">
            <text:p>I:</text:p>
          </table:table-cell>
          <table:table-cell office:value-type="float" office:value="-45.61" calcext:value-type="float">
            <text:p>-45.6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45019" calcext:value-type="float">
            <text:p>0.7450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04274" calcext:value-type="float">
            <text:p>0.4042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69E-018" calcext:value-type="float">
            <text:p>3.646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01" calcext:value-type="float">
            <text:p>4.3750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29377" calcext:value-type="float">
            <text:p>0.429377</text:p>
          </table:table-cell>
          <table:table-cell office:value-type="string" calcext:value-type="string">
            <text:p>e_t_SUMME:</text:p>
          </table:table-cell>
          <table:table-cell office:value-type="float" office:value="3.55879" calcext:value-type="float">
            <text:p>3.55879</text:p>
          </table:table-cell>
          <table:table-cell office:value-type="string" calcext:value-type="string">
            <text:p>e_t:</text:p>
          </table:table-cell>
          <table:table-cell office:value-type="float" office:value="0.170623" calcext:value-type="float">
            <text:p>0.170623</text:p>
          </table:table-cell>
          <table:table-cell office:value-type="string" calcext:value-type="string">
            <text:p>y_t:</text:p>
          </table:table-cell>
          <table:table-cell office:value-type="float" office:value="-48.76" calcext:value-type="float">
            <text:p>-48.76</text:p>
          </table:table-cell>
          <table:table-cell office:value-type="string" calcext:value-type="string">
            <text:p>P:</text:p>
          </table:table-cell>
          <table:table-cell office:value-type="float" office:value="-0.853117" calcext:value-type="float">
            <text:p>-0.853117</text:p>
          </table:table-cell>
          <table:table-cell office:value-type="string" calcext:value-type="string">
            <text:p>I:</text:p>
          </table:table-cell>
          <table:table-cell office:value-type="float" office:value="-47.9068" calcext:value-type="float">
            <text:p>-47.906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12363" calcext:value-type="float">
            <text:p>0.71236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29377" calcext:value-type="float">
            <text:p>0.42937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941E-018" calcext:value-type="float">
            <text:p>3.5094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243" calcext:value-type="float">
            <text:p>4.712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3513" calcext:value-type="float">
            <text:p>0.43513</text:p>
          </table:table-cell>
          <table:table-cell office:value-type="string" calcext:value-type="string">
            <text:p>e_t_SUMME:</text:p>
          </table:table-cell>
          <table:table-cell office:value-type="float" office:value="3.72366" calcext:value-type="float">
            <text:p>3.72366</text:p>
          </table:table-cell>
          <table:table-cell office:value-type="string" calcext:value-type="string">
            <text:p>e_t:</text:p>
          </table:table-cell>
          <table:table-cell office:value-type="float" office:value="0.16487" calcext:value-type="float">
            <text:p>0.1648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824351" calcext:value-type="float">
            <text:p>-0.824351</text:p>
          </table:table-cell>
          <table:table-cell office:value-type="string" calcext:value-type="string">
            <text:p>I:</text:p>
          </table:table-cell>
          <table:table-cell office:value-type="float" office:value="-50.1262" calcext:value-type="float">
            <text:p>-50.126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3831" calcext:value-type="float">
            <text:p>0.738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513" calcext:value-type="float">
            <text:p>0.435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0775E-018" calcext:value-type="float">
            <text:p>3.707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5" calcext:value-type="float">
            <text:p>5.048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18037" calcext:value-type="float">
            <text:p>0.418037</text:p>
          </table:table-cell>
          <table:table-cell office:value-type="string" calcext:value-type="string">
            <text:p>e_t_SUMME:</text:p>
          </table:table-cell>
          <table:table-cell office:value-type="float" office:value="3.90562" calcext:value-type="float">
            <text:p>3.90562</text:p>
          </table:table-cell>
          <table:table-cell office:value-type="string" calcext:value-type="string">
            <text:p>e_t:</text:p>
          </table:table-cell>
          <table:table-cell office:value-type="float" office:value="0.181963" calcext:value-type="float">
            <text:p>0.18196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909813" calcext:value-type="float">
            <text:p>-0.909813</text:p>
          </table:table-cell>
          <table:table-cell office:value-type="string" calcext:value-type="string">
            <text:p>I:</text:p>
          </table:table-cell>
          <table:table-cell office:value-type="float" office:value="-52.5758" calcext:value-type="float">
            <text:p>-52.575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32422" calcext:value-type="float">
            <text:p>0.73242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18037" calcext:value-type="float">
            <text:p>0.41803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555E-018" calcext:value-type="float">
            <text:p>3.4955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477" calcext:value-type="float">
            <text:p>5.3847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4107" calcext:value-type="float">
            <text:p>0.444107</text:p>
          </table:table-cell>
          <table:table-cell office:value-type="string" calcext:value-type="string">
            <text:p>e_t_SUMME:</text:p>
          </table:table-cell>
          <table:table-cell office:value-type="float" office:value="4.06151" calcext:value-type="float">
            <text:p>4.06151</text:p>
          </table:table-cell>
          <table:table-cell office:value-type="string" calcext:value-type="string">
            <text:p>e_t:</text:p>
          </table:table-cell>
          <table:table-cell office:value-type="float" office:value="0.155893" calcext:value-type="float">
            <text:p>0.15589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79465" calcext:value-type="float">
            <text:p>-0.779465</text:p>
          </table:table-cell>
          <table:table-cell office:value-type="string" calcext:value-type="string">
            <text:p>I:</text:p>
          </table:table-cell>
          <table:table-cell office:value-type="float" office:value="-54.6743" calcext:value-type="float">
            <text:p>-54.674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092" calcext:value-type="float">
            <text:p>0.7050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4107" calcext:value-type="float">
            <text:p>0.44410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035E-018" calcext:value-type="float">
            <text:p>3.51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45" calcext:value-type="float">
            <text:p>5.721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31735" calcext:value-type="float">
            <text:p>0.431735</text:p>
          </table:table-cell>
          <table:table-cell office:value-type="string" calcext:value-type="string">
            <text:p>e_t_SUMME:</text:p>
          </table:table-cell>
          <table:table-cell office:value-type="float" office:value="4.22978" calcext:value-type="float">
            <text:p>4.22978</text:p>
          </table:table-cell>
          <table:table-cell office:value-type="string" calcext:value-type="string">
            <text:p>e_t:</text:p>
          </table:table-cell>
          <table:table-cell office:value-type="float" office:value="0.168265" calcext:value-type="float">
            <text:p>0.16826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841326" calcext:value-type="float">
            <text:p>-0.841326</text:p>
          </table:table-cell>
          <table:table-cell office:value-type="string" calcext:value-type="string">
            <text:p>I:</text:p>
          </table:table-cell>
          <table:table-cell office:value-type="float" office:value="-56.9394" calcext:value-type="float">
            <text:p>-56.939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21422" calcext:value-type="float">
            <text:p>0.72142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1735" calcext:value-type="float">
            <text:p>0.43173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091E-018" calcext:value-type="float">
            <text:p>3.520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803" calcext:value-type="float">
            <text:p>6.058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2344" calcext:value-type="float">
            <text:p>0.442344</text:p>
          </table:table-cell>
          <table:table-cell office:value-type="string" calcext:value-type="string">
            <text:p>e_t_SUMME:</text:p>
          </table:table-cell>
          <table:table-cell office:value-type="float" office:value="4.38743" calcext:value-type="float">
            <text:p>4.38743</text:p>
          </table:table-cell>
          <table:table-cell office:value-type="string" calcext:value-type="string">
            <text:p>e_t:</text:p>
          </table:table-cell>
          <table:table-cell office:value-type="float" office:value="0.157656" calcext:value-type="float">
            <text:p>0.15765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88278" calcext:value-type="float">
            <text:p>-0.788278</text:p>
          </table:table-cell>
          <table:table-cell office:value-type="string" calcext:value-type="string">
            <text:p>I:</text:p>
          </table:table-cell>
          <table:table-cell office:value-type="float" office:value="-59.0617" calcext:value-type="float">
            <text:p>-59.061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079" calcext:value-type="float">
            <text:p>0.700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2344" calcext:value-type="float">
            <text:p>0.44234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807E-018" calcext:value-type="float">
            <text:p>3.608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75" calcext:value-type="float">
            <text:p>6.394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7947" calcext:value-type="float">
            <text:p>0.447947</text:p>
          </table:table-cell>
          <table:table-cell office:value-type="string" calcext:value-type="string">
            <text:p>e_t_SUMME:</text:p>
          </table:table-cell>
          <table:table-cell office:value-type="float" office:value="4.53949" calcext:value-type="float">
            <text:p>4.53949</text:p>
          </table:table-cell>
          <table:table-cell office:value-type="string" calcext:value-type="string">
            <text:p>e_t:</text:p>
          </table:table-cell>
          <table:table-cell office:value-type="float" office:value="0.152053" calcext:value-type="float">
            <text:p>0.15205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60264" calcext:value-type="float">
            <text:p>-0.760264</text:p>
          </table:table-cell>
          <table:table-cell office:value-type="string" calcext:value-type="string">
            <text:p>I:</text:p>
          </table:table-cell>
          <table:table-cell office:value-type="float" office:value="-61.1086" calcext:value-type="float">
            <text:p>-61.108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6168" calcext:value-type="float">
            <text:p>0.7061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7947" calcext:value-type="float">
            <text:p>0.4479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559E-018" calcext:value-type="float">
            <text:p>3.5455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136" calcext:value-type="float">
            <text:p>6.731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298" calcext:value-type="float">
            <text:p>0.44298</text:p>
          </table:table-cell>
          <table:table-cell office:value-type="string" calcext:value-type="string">
            <text:p>e_t_SUMME:</text:p>
          </table:table-cell>
          <table:table-cell office:value-type="float" office:value="4.69651" calcext:value-type="float">
            <text:p>4.69651</text:p>
          </table:table-cell>
          <table:table-cell office:value-type="string" calcext:value-type="string">
            <text:p>e_t:</text:p>
          </table:table-cell>
          <table:table-cell office:value-type="float" office:value="0.15702" calcext:value-type="float">
            <text:p>0.1570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85098" calcext:value-type="float">
            <text:p>-0.785098</text:p>
          </table:table-cell>
          <table:table-cell office:value-type="string" calcext:value-type="string">
            <text:p>I:</text:p>
          </table:table-cell>
          <table:table-cell office:value-type="float" office:value="-63.2223" calcext:value-type="float">
            <text:p>-63.222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379" calcext:value-type="float">
            <text:p>0.7053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298" calcext:value-type="float">
            <text:p>0.442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222E-018" calcext:value-type="float">
            <text:p>3.562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4" calcext:value-type="float">
            <text:p>7.068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6074" calcext:value-type="float">
            <text:p>0.456074</text:p>
          </table:table-cell>
          <table:table-cell office:value-type="string" calcext:value-type="string">
            <text:p>e_t_SUMME:</text:p>
          </table:table-cell>
          <table:table-cell office:value-type="float" office:value="4.84043" calcext:value-type="float">
            <text:p>4.84043</text:p>
          </table:table-cell>
          <table:table-cell office:value-type="string" calcext:value-type="string">
            <text:p>e_t:</text:p>
          </table:table-cell>
          <table:table-cell office:value-type="float" office:value="0.143926" calcext:value-type="float">
            <text:p>0.14392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1963" calcext:value-type="float">
            <text:p>-0.71963</text:p>
          </table:table-cell>
          <table:table-cell office:value-type="string" calcext:value-type="string">
            <text:p>I:</text:p>
          </table:table-cell>
          <table:table-cell office:value-type="float" office:value="-65.1598" calcext:value-type="float">
            <text:p>-65.159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931" calcext:value-type="float">
            <text:p>0.6959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074" calcext:value-type="float">
            <text:p>0.4560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475E-018" calcext:value-type="float">
            <text:p>3.414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39" calcext:value-type="float">
            <text:p>7.40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8095" calcext:value-type="float">
            <text:p>0.448095</text:p>
          </table:table-cell>
          <table:table-cell office:value-type="string" calcext:value-type="string">
            <text:p>e_t_SUMME:</text:p>
          </table:table-cell>
          <table:table-cell office:value-type="float" office:value="4.99234" calcext:value-type="float">
            <text:p>4.99234</text:p>
          </table:table-cell>
          <table:table-cell office:value-type="string" calcext:value-type="string">
            <text:p>e_t:</text:p>
          </table:table-cell>
          <table:table-cell office:value-type="float" office:value="0.151905" calcext:value-type="float">
            <text:p>0.15190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59525" calcext:value-type="float">
            <text:p>-0.759525</text:p>
          </table:table-cell>
          <table:table-cell office:value-type="string" calcext:value-type="string">
            <text:p>I:</text:p>
          </table:table-cell>
          <table:table-cell office:value-type="float" office:value="-67.2047" calcext:value-type="float">
            <text:p>-67.204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749" calcext:value-type="float">
            <text:p>0.7057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8095" calcext:value-type="float">
            <text:p>0.4480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104E-018" calcext:value-type="float">
            <text:p>3.6410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69" calcext:value-type="float">
            <text:p>7.7406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5914" calcext:value-type="float">
            <text:p>0.455914</text:p>
          </table:table-cell>
          <table:table-cell office:value-type="string" calcext:value-type="string">
            <text:p>e_t_SUMME:</text:p>
          </table:table-cell>
          <table:table-cell office:value-type="float" office:value="5.13642" calcext:value-type="float">
            <text:p>5.13642</text:p>
          </table:table-cell>
          <table:table-cell office:value-type="string" calcext:value-type="string">
            <text:p>e_t:</text:p>
          </table:table-cell>
          <table:table-cell office:value-type="float" office:value="0.144086" calcext:value-type="float">
            <text:p>0.14408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20432" calcext:value-type="float">
            <text:p>-0.720432</text:p>
          </table:table-cell>
          <table:table-cell office:value-type="string" calcext:value-type="string">
            <text:p>I:</text:p>
          </table:table-cell>
          <table:table-cell office:value-type="float" office:value="-69.1443" calcext:value-type="float">
            <text:p>-69.144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344" calcext:value-type="float">
            <text:p>0.6943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5914" calcext:value-type="float">
            <text:p>0.45591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226E-018" calcext:value-type="float">
            <text:p>3.6722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07" calcext:value-type="float">
            <text:p>8.077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5584" calcext:value-type="float">
            <text:p>0.455584</text:p>
          </table:table-cell>
          <table:table-cell office:value-type="string" calcext:value-type="string">
            <text:p>e_t_SUMME:</text:p>
          </table:table-cell>
          <table:table-cell office:value-type="float" office:value="5.28084" calcext:value-type="float">
            <text:p>5.28084</text:p>
          </table:table-cell>
          <table:table-cell office:value-type="string" calcext:value-type="string">
            <text:p>e_t:</text:p>
          </table:table-cell>
          <table:table-cell office:value-type="float" office:value="0.144416" calcext:value-type="float">
            <text:p>0.14441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22081" calcext:value-type="float">
            <text:p>-0.722081</text:p>
          </table:table-cell>
          <table:table-cell office:value-type="string" calcext:value-type="string">
            <text:p>I:</text:p>
          </table:table-cell>
          <table:table-cell office:value-type="float" office:value="-71.0884" calcext:value-type="float">
            <text:p>-71.08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0201" calcext:value-type="float">
            <text:p>0.7002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5584" calcext:value-type="float">
            <text:p>0.45558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915E-018" calcext:value-type="float">
            <text:p>3.4991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73" calcext:value-type="float">
            <text:p>8.413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4404" calcext:value-type="float">
            <text:p>0.454404</text:p>
          </table:table-cell>
          <table:table-cell office:value-type="string" calcext:value-type="string">
            <text:p>e_t_SUMME:</text:p>
          </table:table-cell>
          <table:table-cell office:value-type="float" office:value="5.42644" calcext:value-type="float">
            <text:p>5.42644</text:p>
          </table:table-cell>
          <table:table-cell office:value-type="string" calcext:value-type="string">
            <text:p>e_t:</text:p>
          </table:table-cell>
          <table:table-cell office:value-type="float" office:value="0.145596" calcext:value-type="float">
            <text:p>0.14559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27981" calcext:value-type="float">
            <text:p>-0.727981</text:p>
          </table:table-cell>
          <table:table-cell office:value-type="string" calcext:value-type="string">
            <text:p>I:</text:p>
          </table:table-cell>
          <table:table-cell office:value-type="float" office:value="-73.0483" calcext:value-type="float">
            <text:p>-73.048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482" calcext:value-type="float">
            <text:p>0.69748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4404" calcext:value-type="float">
            <text:p>0.4544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501E-018" calcext:value-type="float">
            <text:p>3.515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74" calcext:value-type="float">
            <text:p>8.750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768" calcext:value-type="float">
            <text:p>0.460768</text:p>
          </table:table-cell>
          <table:table-cell office:value-type="string" calcext:value-type="string">
            <text:p>e_t_SUMME:</text:p>
          </table:table-cell>
          <table:table-cell office:value-type="float" office:value="5.56567" calcext:value-type="float">
            <text:p>5.56567</text:p>
          </table:table-cell>
          <table:table-cell office:value-type="string" calcext:value-type="string">
            <text:p>e_t:</text:p>
          </table:table-cell>
          <table:table-cell office:value-type="float" office:value="0.139233" calcext:value-type="float">
            <text:p>0.13923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6163" calcext:value-type="float">
            <text:p>-0.696163</text:p>
          </table:table-cell>
          <table:table-cell office:value-type="string" calcext:value-type="string">
            <text:p>I:</text:p>
          </table:table-cell>
          <table:table-cell office:value-type="float" office:value="-74.9226" calcext:value-type="float">
            <text:p>-74.922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641" calcext:value-type="float">
            <text:p>0.6946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768" calcext:value-type="float">
            <text:p>0.46076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786E-018" calcext:value-type="float">
            <text:p>3.537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62" calcext:value-type="float">
            <text:p>9.086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4244" calcext:value-type="float">
            <text:p>0.454244</text:p>
          </table:table-cell>
          <table:table-cell office:value-type="string" calcext:value-type="string">
            <text:p>e_t_SUMME:</text:p>
          </table:table-cell>
          <table:table-cell office:value-type="float" office:value="5.71142" calcext:value-type="float">
            <text:p>5.71142</text:p>
          </table:table-cell>
          <table:table-cell office:value-type="string" calcext:value-type="string">
            <text:p>e_t:</text:p>
          </table:table-cell>
          <table:table-cell office:value-type="float" office:value="0.145756" calcext:value-type="float">
            <text:p>0.14575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2878" calcext:value-type="float">
            <text:p>-0.72878</text:p>
          </table:table-cell>
          <table:table-cell office:value-type="string" calcext:value-type="string">
            <text:p>I:</text:p>
          </table:table-cell>
          <table:table-cell office:value-type="float" office:value="-76.8847" calcext:value-type="float">
            <text:p>-76.884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9994" calcext:value-type="float">
            <text:p>0.6999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4244" calcext:value-type="float">
            <text:p>0.45424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6781E-018" calcext:value-type="float">
            <text:p>3.3678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424" calcext:value-type="float">
            <text:p>9.42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371" calcext:value-type="float">
            <text:p>0.461371</text:p>
          </table:table-cell>
          <table:table-cell office:value-type="string" calcext:value-type="string">
            <text:p>e_t_SUMME:</text:p>
          </table:table-cell>
          <table:table-cell office:value-type="float" office:value="5.85005" calcext:value-type="float">
            <text:p>5.85005</text:p>
          </table:table-cell>
          <table:table-cell office:value-type="string" calcext:value-type="string">
            <text:p>e_t:</text:p>
          </table:table-cell>
          <table:table-cell office:value-type="float" office:value="0.138629" calcext:value-type="float">
            <text:p>0.13862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3147" calcext:value-type="float">
            <text:p>-0.693147</text:p>
          </table:table-cell>
          <table:table-cell office:value-type="string" calcext:value-type="string">
            <text:p>I:</text:p>
          </table:table-cell>
          <table:table-cell office:value-type="float" office:value="-78.7509" calcext:value-type="float">
            <text:p>-78.750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926" calcext:value-type="float">
            <text:p>0.69192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371" calcext:value-type="float">
            <text:p>0.46137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87E-018" calcext:value-type="float">
            <text:p>3.6468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96" calcext:value-type="float">
            <text:p>9.760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8736" calcext:value-type="float">
            <text:p>0.458736</text:p>
          </table:table-cell>
          <table:table-cell office:value-type="string" calcext:value-type="string">
            <text:p>e_t_SUMME:</text:p>
          </table:table-cell>
          <table:table-cell office:value-type="float" office:value="5.99132" calcext:value-type="float">
            <text:p>5.99132</text:p>
          </table:table-cell>
          <table:table-cell office:value-type="string" calcext:value-type="string">
            <text:p>e_t:</text:p>
          </table:table-cell>
          <table:table-cell office:value-type="float" office:value="0.141264" calcext:value-type="float">
            <text:p>0.141264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632" calcext:value-type="float">
            <text:p>-0.70632</text:p>
          </table:table-cell>
          <table:table-cell office:value-type="string" calcext:value-type="string">
            <text:p>I:</text:p>
          </table:table-cell>
          <table:table-cell office:value-type="float" office:value="-80.6525" calcext:value-type="float">
            <text:p>-80.65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8498" calcext:value-type="float">
            <text:p>0.6984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736" calcext:value-type="float">
            <text:p>0.4587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966E-018" calcext:value-type="float">
            <text:p>3.569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74" calcext:value-type="float">
            <text:p>10.09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205" calcext:value-type="float">
            <text:p>0.460205</text:p>
          </table:table-cell>
          <table:table-cell office:value-type="string" calcext:value-type="string">
            <text:p>e_t_SUMME:</text:p>
          </table:table-cell>
          <table:table-cell office:value-type="float" office:value="6.13111" calcext:value-type="float">
            <text:p>6.13111</text:p>
          </table:table-cell>
          <table:table-cell office:value-type="string" calcext:value-type="string">
            <text:p>e_t:</text:p>
          </table:table-cell>
          <table:table-cell office:value-type="float" office:value="0.139795" calcext:value-type="float">
            <text:p>0.13979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8976" calcext:value-type="float">
            <text:p>-0.698976</text:p>
          </table:table-cell>
          <table:table-cell office:value-type="string" calcext:value-type="string">
            <text:p>I:</text:p>
          </table:table-cell>
          <table:table-cell office:value-type="float" office:value="-82.5344" calcext:value-type="float">
            <text:p>-82.534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258" calcext:value-type="float">
            <text:p>0.69425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205" calcext:value-type="float">
            <text:p>0.4602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807E-018" calcext:value-type="float">
            <text:p>3.558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3" calcext:value-type="float">
            <text:p>10.4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955" calcext:value-type="float">
            <text:p>0.45955</text:p>
          </table:table-cell>
          <table:table-cell office:value-type="string" calcext:value-type="string">
            <text:p>e_t_SUMME:</text:p>
          </table:table-cell>
          <table:table-cell office:value-type="float" office:value="6.27156" calcext:value-type="float">
            <text:p>6.27156</text:p>
          </table:table-cell>
          <table:table-cell office:value-type="string" calcext:value-type="string">
            <text:p>e_t:</text:p>
          </table:table-cell>
          <table:table-cell office:value-type="float" office:value="0.14045" calcext:value-type="float">
            <text:p>0.1404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225" calcext:value-type="float">
            <text:p>-0.70225</text:p>
          </table:table-cell>
          <table:table-cell office:value-type="string" calcext:value-type="string">
            <text:p>I:</text:p>
          </table:table-cell>
          <table:table-cell office:value-type="float" office:value="-84.425" calcext:value-type="float">
            <text:p>-84.4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062" calcext:value-type="float">
            <text:p>0.6960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55" calcext:value-type="float">
            <text:p>0.459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932E-018" calcext:value-type="float">
            <text:p>3.6193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703" calcext:value-type="float">
            <text:p>10.77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58" calcext:value-type="float">
            <text:p>0.46158</text:p>
          </table:table-cell>
          <table:table-cell office:value-type="string" calcext:value-type="string">
            <text:p>e_t_SUMME:</text:p>
          </table:table-cell>
          <table:table-cell office:value-type="float" office:value="6.40998" calcext:value-type="float">
            <text:p>6.40998</text:p>
          </table:table-cell>
          <table:table-cell office:value-type="string" calcext:value-type="string">
            <text:p>e_t:</text:p>
          </table:table-cell>
          <table:table-cell office:value-type="float" office:value="0.13842" calcext:value-type="float">
            <text:p>0.1384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2099" calcext:value-type="float">
            <text:p>-0.692099</text:p>
          </table:table-cell>
          <table:table-cell office:value-type="string" calcext:value-type="string">
            <text:p>I:</text:p>
          </table:table-cell>
          <table:table-cell office:value-type="float" office:value="-86.2884" calcext:value-type="float">
            <text:p>-86.288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301" calcext:value-type="float">
            <text:p>0.6943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58" calcext:value-type="float">
            <text:p>0.461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645E-018" calcext:value-type="float">
            <text:p>3.616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6" calcext:value-type="float">
            <text:p>11.1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9015" calcext:value-type="float">
            <text:p>0.459015</text:p>
          </table:table-cell>
          <table:table-cell office:value-type="string" calcext:value-type="string">
            <text:p>e_t_SUMME:</text:p>
          </table:table-cell>
          <table:table-cell office:value-type="float" office:value="6.55097" calcext:value-type="float">
            <text:p>6.55097</text:p>
          </table:table-cell>
          <table:table-cell office:value-type="string" calcext:value-type="string">
            <text:p>e_t:</text:p>
          </table:table-cell>
          <table:table-cell office:value-type="float" office:value="0.140985" calcext:value-type="float">
            <text:p>0.14098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4926" calcext:value-type="float">
            <text:p>-0.704926</text:p>
          </table:table-cell>
          <table:table-cell office:value-type="string" calcext:value-type="string">
            <text:p>I:</text:p>
          </table:table-cell>
          <table:table-cell office:value-type="float" office:value="-88.1863" calcext:value-type="float">
            <text:p>-88.186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428" calcext:value-type="float">
            <text:p>0.6964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015" calcext:value-type="float">
            <text:p>0.4590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717E-018" calcext:value-type="float">
            <text:p>3.607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33" calcext:value-type="float">
            <text:p>11.44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3114" calcext:value-type="float">
            <text:p>0.463114</text:p>
          </table:table-cell>
          <table:table-cell office:value-type="string" calcext:value-type="string">
            <text:p>e_t_SUMME:</text:p>
          </table:table-cell>
          <table:table-cell office:value-type="float" office:value="6.68785" calcext:value-type="float">
            <text:p>6.68785</text:p>
          </table:table-cell>
          <table:table-cell office:value-type="string" calcext:value-type="string">
            <text:p>e_t:</text:p>
          </table:table-cell>
          <table:table-cell office:value-type="float" office:value="0.136886" calcext:value-type="float">
            <text:p>0.13688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4429" calcext:value-type="float">
            <text:p>-0.684429</text:p>
          </table:table-cell>
          <table:table-cell office:value-type="string" calcext:value-type="string">
            <text:p>I:</text:p>
          </table:table-cell>
          <table:table-cell office:value-type="float" office:value="-90.029" calcext:value-type="float">
            <text:p>-90.02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914" calcext:value-type="float">
            <text:p>0.69291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114" calcext:value-type="float">
            <text:p>0.46311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E-018" calcext:value-type="float">
            <text:p>3.6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89" calcext:value-type="float">
            <text:p>11.77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8397" calcext:value-type="float">
            <text:p>0.458397</text:p>
          </table:table-cell>
          <table:table-cell office:value-type="string" calcext:value-type="string">
            <text:p>e_t_SUMME:</text:p>
          </table:table-cell>
          <table:table-cell office:value-type="float" office:value="6.82946" calcext:value-type="float">
            <text:p>6.82946</text:p>
          </table:table-cell>
          <table:table-cell office:value-type="string" calcext:value-type="string">
            <text:p>e_t:</text:p>
          </table:table-cell>
          <table:table-cell office:value-type="float" office:value="0.141603" calcext:value-type="float">
            <text:p>0.14160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8015" calcext:value-type="float">
            <text:p>-0.708015</text:p>
          </table:table-cell>
          <table:table-cell office:value-type="string" calcext:value-type="string">
            <text:p>I:</text:p>
          </table:table-cell>
          <table:table-cell office:value-type="float" office:value="-91.9352" calcext:value-type="float">
            <text:p>-91.935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483" calcext:value-type="float">
            <text:p>0.6974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397" calcext:value-type="float">
            <text:p>0.4583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613E-018" calcext:value-type="float">
            <text:p>3.5361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63" calcext:value-type="float">
            <text:p>12.11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605" calcext:value-type="float">
            <text:p>0.462605</text:p>
          </table:table-cell>
          <table:table-cell office:value-type="string" calcext:value-type="string">
            <text:p>e_t_SUMME:</text:p>
          </table:table-cell>
          <table:table-cell office:value-type="float" office:value="6.96685" calcext:value-type="float">
            <text:p>6.96685</text:p>
          </table:table-cell>
          <table:table-cell office:value-type="string" calcext:value-type="string">
            <text:p>e_t:</text:p>
          </table:table-cell>
          <table:table-cell office:value-type="float" office:value="0.137395" calcext:value-type="float">
            <text:p>0.13739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6975" calcext:value-type="float">
            <text:p>-0.686975</text:p>
          </table:table-cell>
          <table:table-cell office:value-type="string" calcext:value-type="string">
            <text:p>I:</text:p>
          </table:table-cell>
          <table:table-cell office:value-type="float" office:value="-93.7847" calcext:value-type="float">
            <text:p>-93.784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049" calcext:value-type="float">
            <text:p>0.6920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05" calcext:value-type="float">
            <text:p>0.4626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709E-018" calcext:value-type="float">
            <text:p>3.437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31" calcext:value-type="float">
            <text:p>12.453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499" calcext:value-type="float">
            <text:p>0.461499</text:p>
          </table:table-cell>
          <table:table-cell office:value-type="string" calcext:value-type="string">
            <text:p>e_t_SUMME:</text:p>
          </table:table-cell>
          <table:table-cell office:value-type="float" office:value="7.10535" calcext:value-type="float">
            <text:p>7.10535</text:p>
          </table:table-cell>
          <table:table-cell office:value-type="string" calcext:value-type="string">
            <text:p>e_t:</text:p>
          </table:table-cell>
          <table:table-cell office:value-type="float" office:value="0.138501" calcext:value-type="float">
            <text:p>0.13850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2504" calcext:value-type="float">
            <text:p>-0.692504</text:p>
          </table:table-cell>
          <table:table-cell office:value-type="string" calcext:value-type="string">
            <text:p>I:</text:p>
          </table:table-cell>
          <table:table-cell office:value-type="float" office:value="-95.6492" calcext:value-type="float">
            <text:p>-95.649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244" calcext:value-type="float">
            <text:p>0.6962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499" calcext:value-type="float">
            <text:p>0.46149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7862E-018" calcext:value-type="float">
            <text:p>3.4786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92" calcext:value-type="float">
            <text:p>12.789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9795" calcext:value-type="float">
            <text:p>0.459795</text:p>
          </table:table-cell>
          <table:table-cell office:value-type="string" calcext:value-type="string">
            <text:p>e_t_SUMME:</text:p>
          </table:table-cell>
          <table:table-cell office:value-type="float" office:value="7.24556" calcext:value-type="float">
            <text:p>7.24556</text:p>
          </table:table-cell>
          <table:table-cell office:value-type="string" calcext:value-type="string">
            <text:p>e_t:</text:p>
          </table:table-cell>
          <table:table-cell office:value-type="float" office:value="0.140205" calcext:value-type="float">
            <text:p>0.14020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1026" calcext:value-type="float">
            <text:p>-0.701026</text:p>
          </table:table-cell>
          <table:table-cell office:value-type="string" calcext:value-type="string">
            <text:p>I:</text:p>
          </table:table-cell>
          <table:table-cell office:value-type="float" office:value="-97.5365" calcext:value-type="float">
            <text:p>-97.536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815" calcext:value-type="float">
            <text:p>0.6948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795" calcext:value-type="float">
            <text:p>0.4597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609E-018" calcext:value-type="float">
            <text:p>3.556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61" calcext:value-type="float">
            <text:p>13.126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4198" calcext:value-type="float">
            <text:p>0.464198</text:p>
          </table:table-cell>
          <table:table-cell office:value-type="string" calcext:value-type="string">
            <text:p>e_t_SUMME:</text:p>
          </table:table-cell>
          <table:table-cell office:value-type="float" office:value="7.38136" calcext:value-type="float">
            <text:p>7.38136</text:p>
          </table:table-cell>
          <table:table-cell office:value-type="string" calcext:value-type="string">
            <text:p>e_t:</text:p>
          </table:table-cell>
          <table:table-cell office:value-type="float" office:value="0.135803" calcext:value-type="float">
            <text:p>0.13580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79013" calcext:value-type="float">
            <text:p>-0.679013</text:p>
          </table:table-cell>
          <table:table-cell office:value-type="string" calcext:value-type="string">
            <text:p>I:</text:p>
          </table:table-cell>
          <table:table-cell office:value-type="float" office:value="-99.3646" calcext:value-type="float">
            <text:p>-99.364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928" calcext:value-type="float">
            <text:p>0.6929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4198" calcext:value-type="float">
            <text:p>0.4641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1686E-018" calcext:value-type="float">
            <text:p>3.716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8" calcext:value-type="float">
            <text:p>13.46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8185" calcext:value-type="float">
            <text:p>0.458185</text:p>
          </table:table-cell>
          <table:table-cell office:value-type="string" calcext:value-type="string">
            <text:p>e_t_SUMME:</text:p>
          </table:table-cell>
          <table:table-cell office:value-type="float" office:value="7.52317" calcext:value-type="float">
            <text:p>7.52317</text:p>
          </table:table-cell>
          <table:table-cell office:value-type="string" calcext:value-type="string">
            <text:p>e_t:</text:p>
          </table:table-cell>
          <table:table-cell office:value-type="float" office:value="0.141815" calcext:value-type="float">
            <text:p>0.14181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9073" calcext:value-type="float">
            <text:p>-0.709073</text:p>
          </table:table-cell>
          <table:table-cell office:value-type="string" calcext:value-type="string">
            <text:p>I:</text:p>
          </table:table-cell>
          <table:table-cell office:value-type="float" office:value="-101.274" calcext:value-type="float">
            <text:p>-101.27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65" calcext:value-type="float">
            <text:p>0.697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185" calcext:value-type="float">
            <text:p>0.4581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8661E-018" calcext:value-type="float">
            <text:p>3.5866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91" calcext:value-type="float">
            <text:p>13.79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3688" calcext:value-type="float">
            <text:p>0.463688</text:p>
          </table:table-cell>
          <table:table-cell office:value-type="string" calcext:value-type="string">
            <text:p>e_t_SUMME:</text:p>
          </table:table-cell>
          <table:table-cell office:value-type="float" office:value="7.65949" calcext:value-type="float">
            <text:p>7.65949</text:p>
          </table:table-cell>
          <table:table-cell office:value-type="string" calcext:value-type="string">
            <text:p>e_t:</text:p>
          </table:table-cell>
          <table:table-cell office:value-type="float" office:value="0.136312" calcext:value-type="float">
            <text:p>0.13631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1561" calcext:value-type="float">
            <text:p>-0.681561</text:p>
          </table:table-cell>
          <table:table-cell office:value-type="string" calcext:value-type="string">
            <text:p>I:</text:p>
          </table:table-cell>
          <table:table-cell office:value-type="float" office:value="-103.109" calcext:value-type="float">
            <text:p>-103.10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169" calcext:value-type="float">
            <text:p>0.69116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688" calcext:value-type="float">
            <text:p>0.46368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556E-018" calcext:value-type="float">
            <text:p>3.515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7" calcext:value-type="float">
            <text:p>14.135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193" calcext:value-type="float">
            <text:p>0.461193</text:p>
          </table:table-cell>
          <table:table-cell office:value-type="string" calcext:value-type="string">
            <text:p>e_t_SUMME:</text:p>
          </table:table-cell>
          <table:table-cell office:value-type="float" office:value="7.79829" calcext:value-type="float">
            <text:p>7.79829</text:p>
          </table:table-cell>
          <table:table-cell office:value-type="string" calcext:value-type="string">
            <text:p>e_t:</text:p>
          </table:table-cell>
          <table:table-cell office:value-type="float" office:value="0.138807" calcext:value-type="float">
            <text:p>0.138807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4037" calcext:value-type="float">
            <text:p>-0.694037</text:p>
          </table:table-cell>
          <table:table-cell office:value-type="string" calcext:value-type="string">
            <text:p>I:</text:p>
          </table:table-cell>
          <table:table-cell office:value-type="float" office:value="-104.977" calcext:value-type="float">
            <text:p>-104.97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802" calcext:value-type="float">
            <text:p>0.69680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193" calcext:value-type="float">
            <text:p>0.4611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611E-018" calcext:value-type="float">
            <text:p>3.666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9" calcext:value-type="float">
            <text:p>14.471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485" calcext:value-type="float">
            <text:p>0.460485</text:p>
          </table:table-cell>
          <table:table-cell office:value-type="string" calcext:value-type="string">
            <text:p>e_t_SUMME:</text:p>
          </table:table-cell>
          <table:table-cell office:value-type="float" office:value="7.93781" calcext:value-type="float">
            <text:p>7.93781</text:p>
          </table:table-cell>
          <table:table-cell office:value-type="string" calcext:value-type="string">
            <text:p>e_t:</text:p>
          </table:table-cell>
          <table:table-cell office:value-type="float" office:value="0.139515" calcext:value-type="float">
            <text:p>0.13951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7573" calcext:value-type="float">
            <text:p>-0.697573</text:p>
          </table:table-cell>
          <table:table-cell office:value-type="string" calcext:value-type="string">
            <text:p>I:</text:p>
          </table:table-cell>
          <table:table-cell office:value-type="float" office:value="-106.855" calcext:value-type="float">
            <text:p>-106.85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051" calcext:value-type="float">
            <text:p>0.69405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485" calcext:value-type="float">
            <text:p>0.4604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976E-018" calcext:value-type="float">
            <text:p>3.4997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7" calcext:value-type="float">
            <text:p>14.80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4249" calcext:value-type="float">
            <text:p>0.464249</text:p>
          </table:table-cell>
          <table:table-cell office:value-type="string" calcext:value-type="string">
            <text:p>e_t_SUMME:</text:p>
          </table:table-cell>
          <table:table-cell office:value-type="float" office:value="8.07356" calcext:value-type="float">
            <text:p>8.07356</text:p>
          </table:table-cell>
          <table:table-cell office:value-type="string" calcext:value-type="string">
            <text:p>e_t:</text:p>
          </table:table-cell>
          <table:table-cell office:value-type="float" office:value="0.135751" calcext:value-type="float">
            <text:p>0.13575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78753" calcext:value-type="float">
            <text:p>-0.678753</text:p>
          </table:table-cell>
          <table:table-cell office:value-type="string" calcext:value-type="string">
            <text:p>I:</text:p>
          </table:table-cell>
          <table:table-cell office:value-type="float" office:value="-108.683" calcext:value-type="float">
            <text:p>-108.68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378" calcext:value-type="float">
            <text:p>0.6933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4249" calcext:value-type="float">
            <text:p>0.4642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574E-018" calcext:value-type="float">
            <text:p>3.525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4" calcext:value-type="float">
            <text:p>15.14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8434" calcext:value-type="float">
            <text:p>0.458434</text:p>
          </table:table-cell>
          <table:table-cell office:value-type="string" calcext:value-type="string">
            <text:p>e_t_SUMME:</text:p>
          </table:table-cell>
          <table:table-cell office:value-type="float" office:value="8.21512" calcext:value-type="float">
            <text:p>8.21512</text:p>
          </table:table-cell>
          <table:table-cell office:value-type="string" calcext:value-type="string">
            <text:p>e_t:</text:p>
          </table:table-cell>
          <table:table-cell office:value-type="float" office:value="0.141566" calcext:value-type="float">
            <text:p>0.14156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707828" calcext:value-type="float">
            <text:p>-0.707828</text:p>
          </table:table-cell>
          <table:table-cell office:value-type="string" calcext:value-type="string">
            <text:p>I:</text:p>
          </table:table-cell>
          <table:table-cell office:value-type="float" office:value="-110.588" calcext:value-type="float">
            <text:p>-110.58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284" calcext:value-type="float">
            <text:p>0.69728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434" calcext:value-type="float">
            <text:p>0.4584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606E-018" calcext:value-type="float">
            <text:p>3.5260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6" calcext:value-type="float">
            <text:p>15.48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3879" calcext:value-type="float">
            <text:p>0.463879</text:p>
          </table:table-cell>
          <table:table-cell office:value-type="string" calcext:value-type="string">
            <text:p>e_t_SUMME:</text:p>
          </table:table-cell>
          <table:table-cell office:value-type="float" office:value="8.35125" calcext:value-type="float">
            <text:p>8.35125</text:p>
          </table:table-cell>
          <table:table-cell office:value-type="string" calcext:value-type="string">
            <text:p>e_t:</text:p>
          </table:table-cell>
          <table:table-cell office:value-type="float" office:value="0.136121" calcext:value-type="float">
            <text:p>0.13612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0607" calcext:value-type="float">
            <text:p>-0.680607</text:p>
          </table:table-cell>
          <table:table-cell office:value-type="string" calcext:value-type="string">
            <text:p>I:</text:p>
          </table:table-cell>
          <table:table-cell office:value-type="float" office:value="-112.421" calcext:value-type="float">
            <text:p>-112.42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234" calcext:value-type="float">
            <text:p>0.6912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879" calcext:value-type="float">
            <text:p>0.4638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469E-018" calcext:value-type="float">
            <text:p>3.484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81" calcext:value-type="float">
            <text:p>15.81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217" calcext:value-type="float">
            <text:p>0.461217</text:p>
          </table:table-cell>
          <table:table-cell office:value-type="string" calcext:value-type="string">
            <text:p>e_t_SUMME:</text:p>
          </table:table-cell>
          <table:table-cell office:value-type="float" office:value="8.49003" calcext:value-type="float">
            <text:p>8.49003</text:p>
          </table:table-cell>
          <table:table-cell office:value-type="string" calcext:value-type="string">
            <text:p>e_t:</text:p>
          </table:table-cell>
          <table:table-cell office:value-type="float" office:value="0.138783" calcext:value-type="float">
            <text:p>0.138783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3913" calcext:value-type="float">
            <text:p>-0.693913</text:p>
          </table:table-cell>
          <table:table-cell office:value-type="string" calcext:value-type="string">
            <text:p>I:</text:p>
          </table:table-cell>
          <table:table-cell office:value-type="float" office:value="-114.289" calcext:value-type="float">
            <text:p>-114.28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79" calcext:value-type="float">
            <text:p>0.696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217" calcext:value-type="float">
            <text:p>0.46121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912E-018" calcext:value-type="float">
            <text:p>3.489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3" calcext:value-type="float">
            <text:p>16.15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748" calcext:value-type="float">
            <text:p>0.460748</text:p>
          </table:table-cell>
          <table:table-cell office:value-type="string" calcext:value-type="string">
            <text:p>e_t_SUMME:</text:p>
          </table:table-cell>
          <table:table-cell office:value-type="float" office:value="8.62928" calcext:value-type="float">
            <text:p>8.62928</text:p>
          </table:table-cell>
          <table:table-cell office:value-type="string" calcext:value-type="string">
            <text:p>e_t:</text:p>
          </table:table-cell>
          <table:table-cell office:value-type="float" office:value="0.139252" calcext:value-type="float">
            <text:p>0.13925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6262" calcext:value-type="float">
            <text:p>-0.696262</text:p>
          </table:table-cell>
          <table:table-cell office:value-type="string" calcext:value-type="string">
            <text:p>I:</text:p>
          </table:table-cell>
          <table:table-cell office:value-type="float" office:value="-116.164" calcext:value-type="float">
            <text:p>-116.16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908" calcext:value-type="float">
            <text:p>0.6939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748" calcext:value-type="float">
            <text:p>0.4607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233E-018" calcext:value-type="float">
            <text:p>3.4323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1" calcext:value-type="float">
            <text:p>16.4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658" calcext:value-type="float">
            <text:p>0.462658</text:p>
          </table:table-cell>
          <table:table-cell office:value-type="string" calcext:value-type="string">
            <text:p>e_t_SUMME:</text:p>
          </table:table-cell>
          <table:table-cell office:value-type="float" office:value="8.76662" calcext:value-type="float">
            <text:p>8.76662</text:p>
          </table:table-cell>
          <table:table-cell office:value-type="string" calcext:value-type="string">
            <text:p>e_t:</text:p>
          </table:table-cell>
          <table:table-cell office:value-type="float" office:value="0.137342" calcext:value-type="float">
            <text:p>0.13734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6711" calcext:value-type="float">
            <text:p>-0.686711</text:p>
          </table:table-cell>
          <table:table-cell office:value-type="string" calcext:value-type="string">
            <text:p>I:</text:p>
          </table:table-cell>
          <table:table-cell office:value-type="float" office:value="-118.012" calcext:value-type="float">
            <text:p>-118.01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85" calcext:value-type="float">
            <text:p>0.6938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58" calcext:value-type="float">
            <text:p>0.4626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066E-018" calcext:value-type="float">
            <text:p>3.450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8" calcext:value-type="float">
            <text:p>16.8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181" calcext:value-type="float">
            <text:p>0.46181</text:p>
          </table:table-cell>
          <table:table-cell office:value-type="string" calcext:value-type="string">
            <text:p>e_t_SUMME:</text:p>
          </table:table-cell>
          <table:table-cell office:value-type="float" office:value="8.90481" calcext:value-type="float">
            <text:p>8.90481</text:p>
          </table:table-cell>
          <table:table-cell office:value-type="string" calcext:value-type="string">
            <text:p>e_t:</text:p>
          </table:table-cell>
          <table:table-cell office:value-type="float" office:value="0.13819" calcext:value-type="float">
            <text:p>0.1381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0952" calcext:value-type="float">
            <text:p>-0.690952</text:p>
          </table:table-cell>
          <table:table-cell office:value-type="string" calcext:value-type="string">
            <text:p>I:</text:p>
          </table:table-cell>
          <table:table-cell office:value-type="float" office:value="-119.873" calcext:value-type="float">
            <text:p>-119.87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328" calcext:value-type="float">
            <text:p>0.6953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81" calcext:value-type="float">
            <text:p>0.461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301E-018" calcext:value-type="float">
            <text:p>3.593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8" calcext:value-type="float">
            <text:p>17.163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905" calcext:value-type="float">
            <text:p>0.460905</text:p>
          </table:table-cell>
          <table:table-cell office:value-type="string" calcext:value-type="string">
            <text:p>e_t_SUMME:</text:p>
          </table:table-cell>
          <table:table-cell office:value-type="float" office:value="9.04391" calcext:value-type="float">
            <text:p>9.04391</text:p>
          </table:table-cell>
          <table:table-cell office:value-type="string" calcext:value-type="string">
            <text:p>e_t:</text:p>
          </table:table-cell>
          <table:table-cell office:value-type="float" office:value="0.139095" calcext:value-type="float">
            <text:p>0.139095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5477" calcext:value-type="float">
            <text:p>-0.695477</text:p>
          </table:table-cell>
          <table:table-cell office:value-type="string" calcext:value-type="string">
            <text:p>I:</text:p>
          </table:table-cell>
          <table:table-cell office:value-type="float" office:value="-121.745" calcext:value-type="float">
            <text:p>-121.74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568" calcext:value-type="float">
            <text:p>0.6945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905" calcext:value-type="float">
            <text:p>0.4609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064E-018" calcext:value-type="float">
            <text:p>3.6206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6" calcext:value-type="float">
            <text:p>17.50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254" calcext:value-type="float">
            <text:p>0.462254</text:p>
          </table:table-cell>
          <table:table-cell office:value-type="string" calcext:value-type="string">
            <text:p>e_t_SUMME:</text:p>
          </table:table-cell>
          <table:table-cell office:value-type="float" office:value="9.18165" calcext:value-type="float">
            <text:p>9.18165</text:p>
          </table:table-cell>
          <table:table-cell office:value-type="string" calcext:value-type="string">
            <text:p>e_t:</text:p>
          </table:table-cell>
          <table:table-cell office:value-type="float" office:value="0.137746" calcext:value-type="float">
            <text:p>0.13774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8728" calcext:value-type="float">
            <text:p>-0.688728</text:p>
          </table:table-cell>
          <table:table-cell office:value-type="string" calcext:value-type="string">
            <text:p>I:</text:p>
          </table:table-cell>
          <table:table-cell office:value-type="float" office:value="-123.599" calcext:value-type="float">
            <text:p>-123.59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927" calcext:value-type="float">
            <text:p>0.6939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254" calcext:value-type="float">
            <text:p>0.46225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509E-018" calcext:value-type="float">
            <text:p>3.665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75" calcext:value-type="float">
            <text:p>17.83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446" calcext:value-type="float">
            <text:p>0.462446</text:p>
          </table:table-cell>
          <table:table-cell office:value-type="string" calcext:value-type="string">
            <text:p>e_t_SUMME:</text:p>
          </table:table-cell>
          <table:table-cell office:value-type="float" office:value="9.31921" calcext:value-type="float">
            <text:p>9.31921</text:p>
          </table:table-cell>
          <table:table-cell office:value-type="string" calcext:value-type="string">
            <text:p>e_t:</text:p>
          </table:table-cell>
          <table:table-cell office:value-type="float" office:value="0.137554" calcext:value-type="float">
            <text:p>0.137554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777" calcext:value-type="float">
            <text:p>-0.68777</text:p>
          </table:table-cell>
          <table:table-cell office:value-type="string" calcext:value-type="string">
            <text:p>I:</text:p>
          </table:table-cell>
          <table:table-cell office:value-type="float" office:value="-125.451" calcext:value-type="float">
            <text:p>-125.45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891" calcext:value-type="float">
            <text:p>0.69489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446" calcext:value-type="float">
            <text:p>0.4624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379E-018" calcext:value-type="float">
            <text:p>3.533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2" calcext:value-type="float">
            <text:p>18.17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364" calcext:value-type="float">
            <text:p>0.460364</text:p>
          </table:table-cell>
          <table:table-cell office:value-type="string" calcext:value-type="string">
            <text:p>e_t_SUMME:</text:p>
          </table:table-cell>
          <table:table-cell office:value-type="float" office:value="9.45884" calcext:value-type="float">
            <text:p>9.45884</text:p>
          </table:table-cell>
          <table:table-cell office:value-type="string" calcext:value-type="string">
            <text:p>e_t:</text:p>
          </table:table-cell>
          <table:table-cell office:value-type="float" office:value="0.139636" calcext:value-type="float">
            <text:p>0.139636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8178" calcext:value-type="float">
            <text:p>-0.698178</text:p>
          </table:table-cell>
          <table:table-cell office:value-type="string" calcext:value-type="string">
            <text:p>I:</text:p>
          </table:table-cell>
          <table:table-cell office:value-type="float" office:value="-127.331" calcext:value-type="float">
            <text:p>-127.33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203" calcext:value-type="float">
            <text:p>0.6952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364" calcext:value-type="float">
            <text:p>0.46036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7984E-018" calcext:value-type="float">
            <text:p>3.5798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02" calcext:value-type="float">
            <text:p>18.510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619" calcext:value-type="float">
            <text:p>0.462619</text:p>
          </table:table-cell>
          <table:table-cell office:value-type="string" calcext:value-type="string">
            <text:p>e_t_SUMME:</text:p>
          </table:table-cell>
          <table:table-cell office:value-type="float" office:value="9.59623" calcext:value-type="float">
            <text:p>9.59623</text:p>
          </table:table-cell>
          <table:table-cell office:value-type="string" calcext:value-type="string">
            <text:p>e_t:</text:p>
          </table:table-cell>
          <table:table-cell office:value-type="float" office:value="0.137381" calcext:value-type="float">
            <text:p>0.13738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6904" calcext:value-type="float">
            <text:p>-0.686904</text:p>
          </table:table-cell>
          <table:table-cell office:value-type="string" calcext:value-type="string">
            <text:p>I:</text:p>
          </table:table-cell>
          <table:table-cell office:value-type="float" office:value="-129.18" calcext:value-type="float">
            <text:p>-129.1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277" calcext:value-type="float">
            <text:p>0.6932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19" calcext:value-type="float">
            <text:p>0.46261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5194E-018" calcext:value-type="float">
            <text:p>3.651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7" calcext:value-type="float">
            <text:p>18.8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228" calcext:value-type="float">
            <text:p>0.462228</text:p>
          </table:table-cell>
          <table:table-cell office:value-type="string" calcext:value-type="string">
            <text:p>e_t_SUMME:</text:p>
          </table:table-cell>
          <table:table-cell office:value-type="float" office:value="9.734" calcext:value-type="float">
            <text:p>9.734</text:p>
          </table:table-cell>
          <table:table-cell office:value-type="string" calcext:value-type="string">
            <text:p>e_t:</text:p>
          </table:table-cell>
          <table:table-cell office:value-type="float" office:value="0.137772" calcext:value-type="float">
            <text:p>0.137772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8861" calcext:value-type="float">
            <text:p>-0.688861</text:p>
          </table:table-cell>
          <table:table-cell office:value-type="string" calcext:value-type="string">
            <text:p>I:</text:p>
          </table:table-cell>
          <table:table-cell office:value-type="float" office:value="-131.035" calcext:value-type="float">
            <text:p>-131.03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342" calcext:value-type="float">
            <text:p>0.69534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228" calcext:value-type="float">
            <text:p>0.4622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04E-018" calcext:value-type="float">
            <text:p>3.380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7" calcext:value-type="float">
            <text:p>19.18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0481" calcext:value-type="float">
            <text:p>0.460481</text:p>
          </table:table-cell>
          <table:table-cell office:value-type="string" calcext:value-type="string">
            <text:p>e_t_SUMME:</text:p>
          </table:table-cell>
          <table:table-cell office:value-type="float" office:value="9.87352" calcext:value-type="float">
            <text:p>9.87352</text:p>
          </table:table-cell>
          <table:table-cell office:value-type="string" calcext:value-type="string">
            <text:p>e_t:</text:p>
          </table:table-cell>
          <table:table-cell office:value-type="float" office:value="0.139519" calcext:value-type="float">
            <text:p>0.139519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97596" calcext:value-type="float">
            <text:p>-0.697596</text:p>
          </table:table-cell>
          <table:table-cell office:value-type="string" calcext:value-type="string">
            <text:p>I:</text:p>
          </table:table-cell>
          <table:table-cell office:value-type="float" office:value="-132.913" calcext:value-type="float">
            <text:p>-132.91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978" calcext:value-type="float">
            <text:p>0.6949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481" calcext:value-type="float">
            <text:p>0.4604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018E-018" calcext:value-type="float">
            <text:p>3.540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6" calcext:value-type="float">
            <text:p>19.51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K_I: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2689" calcext:value-type="float">
            <text:p>0.462689</text:p>
          </table:table-cell>
          <table:table-cell office:value-type="string" calcext:value-type="string">
            <text:p>e_t_SUMME:</text:p>
          </table:table-cell>
          <table:table-cell office:value-type="float" office:value="10.0108" calcext:value-type="float">
            <text:p>10.0108</text:p>
          </table:table-cell>
          <table:table-cell office:value-type="string" calcext:value-type="string">
            <text:p>e_t:</text:p>
          </table:table-cell>
          <table:table-cell office:value-type="float" office:value="0.137311" calcext:value-type="float">
            <text:p>0.137311</text:p>
          </table:table-cell>
          <table:table-cell office:value-type="string" calcext:value-type="string">
            <text:p>y_t: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P:</text:p>
          </table:table-cell>
          <table:table-cell office:value-type="float" office:value="-0.686553" calcext:value-type="float">
            <text:p>-0.686553</text:p>
          </table:table-cell>
          <table:table-cell office:value-type="string" calcext:value-type="string">
            <text:p>I:</text:p>
          </table:table-cell>
          <table:table-cell office:value-type="float" office:value="-134.761" calcext:value-type="float">
            <text:p>-134.76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292" calcext:value-type="float">
            <text:p>0.6932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89" calcext:value-type="float">
            <text:p>0.4626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139E-018" calcext:value-type="float">
            <text:p>3.431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4" calcext:value-type="float">
            <text:p>19.85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28:06.9729755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23:29:11.528767978</dc:date>
    <meta:editing-duration>PT12H33M29S</meta:editing-duration>
    <meta:editing-cycles>15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75cm" svg:y="0.38cm" svg:width="48.222cm" svg:height="6.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5 K_I: -40 K_D: 0</text:p>
                <text:list>
                  <text:list-item>
                    <text:p>K_P:</text:p>
                  </text:list-item>
                  <text:list-item>
                    <text:p>-5</text:p>
                  </text:list-item>
                  <text:list-item>
                    <text:p>K_I:</text:p>
                  </text:list-item>
                  <text:list-item>
                    <text:p>-4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242825">
                <text:p>0.0242825</text:p>
                <draw:g>
                  <svg:desc>PID_Data.J1:PID_Data.J59</svg:desc>
                </draw:g>
              </table:table-cell>
              <table:table-cell office:value-type="float" office:value="0.6">
                <text:p>0.6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0.286732">
                <text:p>0.2867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.268804">
                <text:p>0.2688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.377075">
                <text:p>0.3770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303366">
                <text:p>0.3033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.405662">
                <text:p>0.4056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.30574">
                <text:p>0.305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.456108">
                <text:p>0.4561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0.299062">
                <text:p>0.2990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.482819">
                <text:p>0.4828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0.341806">
                <text:p>0.3418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.456106">
                <text:p>0.4561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0.404274">
                <text:p>0.4042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0.429377">
                <text:p>0.4293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0.43513">
                <text:p>0.435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0.418037">
                <text:p>0.4180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0.444107">
                <text:p>0.4441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0.431735">
                <text:p>0.4317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0.442344">
                <text:p>0.4423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0.447947">
                <text:p>0.4479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0.44298">
                <text:p>0.442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456074">
                <text:p>0.4560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0.448095">
                <text:p>0.4480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0.455914">
                <text:p>0.4559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0.455584">
                <text:p>0.4555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.454404">
                <text:p>0.4544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0.460768">
                <text:p>0.4607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0.454244">
                <text:p>0.4542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.461371">
                <text:p>0.4613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0.458736">
                <text:p>0.4587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0.460205">
                <text:p>0.4602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0.45955">
                <text:p>0.459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.46158">
                <text:p>0.461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0.459015">
                <text:p>0.4590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.463114">
                <text:p>0.4631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0.458397">
                <text:p>0.4583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.462605">
                <text:p>0.4626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0.461499">
                <text:p>0.4614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0.459795">
                <text:p>0.4597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464198">
                <text:p>0.4641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.458185">
                <text:p>0.4581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463688">
                <text:p>0.4636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0.461193">
                <text:p>0.4611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.460485">
                <text:p>0.4604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464249">
                <text:p>0.4642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0.458434">
                <text:p>0.4584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.463879">
                <text:p>0.4638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461217">
                <text:p>0.4612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.460748">
                <text:p>0.4607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.462658">
                <text:p>0.4626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0.46181">
                <text:p>0.461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0.460905">
                <text:p>0.4609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462254">
                <text:p>0.4622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462446">
                <text:p>0.4624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0.460364">
                <text:p>0.4603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.462619">
                <text:p>0.4626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0.462228">
                <text:p>0.4622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0.460481">
                <text:p>0.4604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.462689">
                <text:p>0.462689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127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6.089cm" svg:height="8.636cm">
          <chartooo:coordinate-region svg:x="1.746cm" svg:y="0.377cm" svg:width="45.175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amplitude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10.6286">
                <text:p>-10.6286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-13.5335">
                <text:p>-13.5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-18.0815">
                <text:p>-18.0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-20.5411">
                <text:p>-20.5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24.9028">
                <text:p>-24.9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-27.0074">
                <text:p>-27.0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-31.4682">
                <text:p>-31.4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-32.6534">
                <text:p>-32.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-37.4897">
                <text:p>-37.4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-38.1484">
                <text:p>-38.1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-42.3291">
                <text:p>-42.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-43.6947">
                <text:p>-43.6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-46.5886">
                <text:p>-46.5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-48.76">
                <text:p>-48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-50">
                <text:p>-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445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407cm" svg:height="8.636cm">
          <chartooo:coordinate-region svg:x="1.852cm" svg:y="0.378cm" svg:width="45.387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-5</text:p>
                <text:list>
                  <text:list-item>
                    <text:p>K_P:</text:p>
                  </text:list-item>
                  <text:list-item>
                    <text:p>-5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2.87859">
                <text:p>-2.87859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-1.56634">
                <text:p>-1.56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-1.65598">
                <text:p>-1.65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-1.11463">
                <text:p>-1.1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1.48317">
                <text:p>-1.48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-0.971688">
                <text:p>-0.97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-1.4713">
                <text:p>-1.4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-0.719462">
                <text:p>-0.719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-1.50469">
                <text:p>-1.50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-0.585903">
                <text:p>-0.585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-1.29097">
                <text:p>-1.29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-0.719471">
                <text:p>-0.719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-0.978631">
                <text:p>-0.978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-0.853117">
                <text:p>-0.85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0.824351">
                <text:p>-0.824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-0.909813">
                <text:p>-0.909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-0.779465">
                <text:p>-0.779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-0.841326">
                <text:p>-0.841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-0.788278">
                <text:p>-0.788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-0.760264">
                <text:p>-0.760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-0.785098">
                <text:p>-0.785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.71963">
                <text:p>-0.71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-0.759525">
                <text:p>-0.759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-0.720432">
                <text:p>-0.720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-0.722081">
                <text:p>-0.722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-0.727981">
                <text:p>-0.72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-0.696163">
                <text:p>-0.696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-0.72878">
                <text:p>-0.72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-0.693147">
                <text:p>-0.693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-0.70632">
                <text:p>-0.70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-0.698976">
                <text:p>-0.698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-0.70225">
                <text:p>-0.70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-0.692099">
                <text:p>-0.692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-0.704926">
                <text:p>-0.704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-0.684429">
                <text:p>-0.684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-0.708015">
                <text:p>-0.708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-0.686975">
                <text:p>-0.686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-0.692504">
                <text:p>-0.692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-0.701026">
                <text:p>-0.701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0.679013">
                <text:p>-0.679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-0.709073">
                <text:p>-0.709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0.681561">
                <text:p>-0.681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0.694037">
                <text:p>-0.694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-0.697573">
                <text:p>-0.697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.678753">
                <text:p>-0.678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-0.707828">
                <text:p>-0.707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-0.680607">
                <text:p>-0.680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0.693913">
                <text:p>-0.693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-0.696262">
                <text:p>-0.696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-0.686711">
                <text:p>-0.686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-0.690952">
                <text:p>-0.690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-0.695477">
                <text:p>-0.695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-0.688728">
                <text:p>-0.688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-0.68777">
                <text:p>-0.68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-0.698178">
                <text:p>-0.698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-0.686904">
                <text:p>-0.6869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-0.688861">
                <text:p>-0.688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-0.697596">
                <text:p>-0.697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-0.686553">
                <text:p>-0.686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392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354cm" svg:height="8.636cm">
          <chartooo:coordinate-region svg:x="1.931cm" svg:y="0.378cm" svg:width="45.25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-40</text:p>
                <text:list>
                  <text:list-item>
                    <text:p>K_I:</text:p>
                  </text:list-item>
                  <text:list-item>
                    <text:p>-4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7.75006">
                <text:p>-7.75006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-11.9671">
                <text:p>-11.9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-16.4256">
                <text:p>-16.4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-19.4265">
                <text:p>-19.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23.4196">
                <text:p>-23.4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-26.0357">
                <text:p>-26.0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-29.9969">
                <text:p>-29.9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-31.9339">
                <text:p>-31.9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-35.985">
                <text:p>-35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-37.5625">
                <text:p>-37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-41.0382">
                <text:p>-41.0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-42.9752">
                <text:p>-42.9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-45.61">
                <text:p>-45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-47.9068">
                <text:p>-47.9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50.1262">
                <text:p>-50.1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-52.5758">
                <text:p>-52.5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-54.6743">
                <text:p>-54.6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-56.9394">
                <text:p>-56.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-59.0617">
                <text:p>-59.0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-61.1086">
                <text:p>-61.1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-63.2223">
                <text:p>-63.2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65.1598">
                <text:p>-65.1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-67.2047">
                <text:p>-67.2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-69.1443">
                <text:p>-69.1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-71.0884">
                <text:p>-71.0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-73.0483">
                <text:p>-73.04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-74.9226">
                <text:p>-74.9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-76.8847">
                <text:p>-76.8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-78.7509">
                <text:p>-78.7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-80.6525">
                <text:p>-80.6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-82.5344">
                <text:p>-82.5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-84.425">
                <text:p>-84.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-86.2884">
                <text:p>-86.2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-88.1863">
                <text:p>-88.1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-90.029">
                <text:p>-90.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-91.9352">
                <text:p>-91.9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-93.7847">
                <text:p>-93.7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-95.6492">
                <text:p>-95.6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-97.5365">
                <text:p>-97.5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99.3646">
                <text:p>-99.3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-101.274">
                <text:p>-101.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103.109">
                <text:p>-103.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104.977">
                <text:p>-104.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-106.855">
                <text:p>-106.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108.683">
                <text:p>-108.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-110.588">
                <text:p>-110.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-112.421">
                <text:p>-112.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114.289">
                <text:p>-114.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-116.164">
                <text:p>-116.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-118.012">
                <text:p>-118.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-119.873">
                <text:p>-119.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-121.745">
                <text:p>-121.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-123.599">
                <text:p>-123.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-125.451">
                <text:p>-125.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-127.331">
                <text:p>-127.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-129.18">
                <text:p>-129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-131.035">
                <text:p>-131.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-132.913">
                <text:p>-132.9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-134.761">
                <text:p>-134.7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